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#include &lt;stdio.h&gt;</text:p>
      <text:p text:style-name="PreformattedText">#include &lt;pthread.h&gt;</text:p>
      <text:p text:style-name="PreformattedText">#include &lt;unistd.h&gt;</text:p>
      <text:p text:style-name="PreformattedText"/>
      <text:p text:style-name="PreformattedText">#define READERS 3</text:p>
      <text:p text:style-name="PreformattedText">#define WRITERS 2</text:p>
      <text:p text:style-name="PreformattedText"/>
      <text:p text:style-name="PreformattedText">// Shared variables</text:p>
      <text:p text:style-name="PreformattedText">pthread_mutex_t readMutex; <text:s text:c="4"/>// Protects readCount</text:p>
      <text:p text:style-name="PreformattedText">pthread_mutex_t writeMutex; <text:s text:c="3"/>// Controls write access</text:p>
      <text:p text:style-name="PreformattedText">int readCount = 0;</text:p>
      <text:p text:style-name="PreformattedText"/>
      <text:p text:style-name="PreformattedText">void* reader(void* arg) {</text:p>
      <text:p text:style-name="PreformattedText"><text:s text:c="4"/>int reader_id = *(int*)arg;</text:p>
      <text:p text:style-name="PreformattedText"><text:s text:c="4"/></text:p>
      <text:p text:style-name="PreformattedText"><text:s text:c="4"/>while(1) {</text:p>
      <text:p text:style-name="PreformattedText"><text:s text:c="8"/>// Entry section</text:p>
      <text:p text:style-name="PreformattedText"><text:s text:c="8"/>pthread_mutex_lock(&amp;readMutex);</text:p>
      <text:p text:style-name="PreformattedText"><text:s text:c="8"/>readCount++;</text:p>
      <text:p text:style-name="PreformattedText"><text:s text:c="8"/>if (readCount == 1) {</text:p>
      <text:p text:style-name="PreformattedText"><text:s text:c="12"/>pthread_mutex_lock(&amp;writeMutex); <text:s/>// First reader blocks writers</text:p>
      <text:p text:style-name="PreformattedText"><text:s text:c="8"/>}</text:p>
      <text:p text:style-name="PreformattedText"><text:s text:c="8"/>pthread_mutex_unlock(&amp;readMutex);</text:p>
      <text:p text:style-name="PreformattedText"><text:s text:c="8"/></text:p>
      <text:p text:style-name="PreformattedText"><text:s text:c="8"/>// Reading section</text:p>
      <text:p text:style-name="PreformattedText"><text:s text:c="8"/>printf("Reader %d is READING\n", reader_id + 1);</text:p>
      <text:p text:style-name="PreformattedText"><text:s text:c="8"/>sleep(1); <text:s/>// Simulate reading time</text:p>
      <text:p text:style-name="PreformattedText"><text:s text:c="8"/>printf("Reader %d has FINISHED READING\n", reader_id + 1);</text:p>
      <text:p text:style-name="PreformattedText"><text:s text:c="8"/></text:p>
      <text:p text:style-name="PreformattedText"><text:s text:c="8"/>// Exit section</text:p>
      <text:p text:style-name="PreformattedText"><text:s text:c="8"/>pthread_mutex_lock(&amp;readMutex);</text:p>
      <text:p text:style-name="PreformattedText"><text:s text:c="8"/>readCount--;</text:p>
      <text:p text:style-name="PreformattedText"><text:s text:c="8"/>if (readCount == 0) {</text:p>
      <text:p text:style-name="PreformattedText"><text:s text:c="12"/>pthread_mutex_unlock(&amp;writeMutex); <text:s/>// Last reader allows writers</text:p>
      <text:p text:style-name="PreformattedText"><text:s text:c="8"/>}</text:p>
      <text:p text:style-name="PreformattedText"><text:s text:c="8"/>pthread_mutex_unlock(&amp;readMutex);</text:p>
      <text:p text:style-name="PreformattedText"><text:s text:c="8"/></text:p>
      <text:p text:style-name="PreformattedText"><text:s text:c="8"/>sleep(2); <text:s/>// Wait before next read</text:p>
      <text:p text:style-name="PreformattedText"><text:s text:c="4"/>}</text:p>
      <text:p text:style-name="PreformattedText"><text:s text:c="4"/>return NULL;</text:p>
      <text:p text:style-name="PreformattedText">}</text:p>
      <text:p text:style-name="PreformattedText"/>
      <text:p text:style-name="PreformattedText">void* writer(void* arg) {</text:p>
      <text:p text:style-name="PreformattedText"><text:s text:c="4"/>int writer_id = *(int*)arg;</text:p>
      <text:p text:style-name="PreformattedText"><text:s text:c="4"/></text:p>
      <text:p text:style-name="PreformattedText"><text:s text:c="4"/>while(1) {</text:p>
      <text:p text:style-name="PreformattedText"><text:s text:c="8"/>pthread_mutex_lock(&amp;writeMutex); <text:s/>// Request exclusive access</text:p>
      <text:p text:style-name="PreformattedText"><text:s text:c="8"/></text:p>
      <text:p text:style-name="PreformattedText"><text:s text:c="8"/>// Writing section</text:p>
      <text:p text:style-name="PreformattedText"><text:s text:c="8"/>printf("Writer %d is WRITING\n", writer_id + 1);</text:p>
      <text:p text:style-name="PreformattedText"><text:s text:c="8"/>sleep(2); <text:s/>// Simulate writing time</text:p>
      <text:p text:style-name="PreformattedText"><text:s text:c="8"/>printf("Writer %d has finished WRITING\n", writer_id + 1);</text:p>
      <text:p text:style-name="PreformattedText"><text:s text:c="8"/></text:p>
      <text:p text:style-name="PreformattedText"><text:s text:c="8"/>pthread_mutex_unlock(&amp;writeMutex); <text:s/>// Release exclusive access</text:p>
      <text:p text:style-name="PreformattedText"><text:s text:c="8"/></text:p>
      <text:p text:style-name="PreformattedText"><text:s text:c="8"/>sleep(3); <text:s/>// Wait before next write</text:p>
      <text:p text:style-name="PreformattedText"><text:s text:c="4"/>}</text:p>
      <text:p text:style-name="PreformattedText"><text:s text:c="4"/>return NULL;</text:p>
      <text:p text:style-name="PreformattedText">}</text:p>
      <text:p text:style-name="PreformattedText"/>
      <text:p text:style-name="PreformattedText">int main() {</text:p>
      <text:p text:style-name="PreformattedText"><text:s text:c="4"/>pthread_t readers[READERS], writers[WRITERS];</text:p>
      <text:p text:style-name="PreformattedText"><text:s text:c="4"/>int readerIds[READERS], writerIds[WRITERS];</text:p>
      <text:p text:style-name="PreformattedText"><text:s text:c="4"/></text:p>
      <text:p text:style-name="PreformattedText"><text:s text:c="4"/>// Initialize mutexes</text:p>
      <text:p text:style-name="PreformattedText"><text:s text:c="4"/>pthread_mutex_init(&amp;readMutex, NULL);</text:p>
      <text:p text:style-name="PreformattedText"><text:s text:c="4"/>pthread_mutex_init(&amp;writeMutex, NULL);</text:p>
      <text:p text:style-name="PreformattedText"><text:s text:c="4"/></text:p>
      <text:p text:style-name="PreformattedText"><text:s text:c="4"/>// Create reader threads</text:p>
      <text:p text:style-name="PreformattedText"><text:s text:c="4"/>for (int i = 0; i &lt; READERS; i++) {</text:p>
      <text:p text:style-name="PreformattedText"><text:s text:c="8"/>readerIds[i] = i;</text:p>
      <text:p text:style-name="PreformattedText"><text:s text:c="8"/>pthread_create(&amp;readers[i], NULL, reader, &amp;readerIds[i]);</text:p>
      <text:p text:style-name="PreformattedText"><text:s text:c="8"/>usleep(100); <text:s/>// Small delay between thread creation</text:p>
      <text:p text:style-name="PreformattedText"><text:s text:c="4"/>}</text:p>
      <text:p text:style-name="PreformattedText"><text:s text:c="4"/></text:p>
      <text:p text:style-name="PreformattedText"><text:s text:c="4"/>// Create writer threads</text:p>
      <text:p text:style-name="PreformattedText"><text:s text:c="4"/>for (int i = 0; i &lt; WRITERS; i++) {</text:p>
      <text:p text:style-name="PreformattedText"><text:s text:c="8"/>writerIds[i] = i;</text:p>
      <text:p text:style-name="PreformattedText"><text:s text:c="8"/>pthread_create(&amp;writers[i], NULL, writer, &amp;writerIds[i]);</text:p>
      <text:p text:style-name="PreformattedText"><text:s text:c="8"/>usleep(100); <text:s/>// Small delay between thread creation</text:p>
      <text:p text:style-name="PreformattedText"><text:s text:c="4"/>}</text:p>
      <text:p text:style-name="PreformattedText"><text:s text:c="4"/></text:p>
      <text:p text:style-name="PreformattedText"><text:s text:c="4"/>// Wait for threads to finish (they run indefinitely in this case)</text:p>
      <text:p text:style-name="PreformattedText"><text:s text:c="4"/>for (int i = 0; i &lt; READERS; i++) {</text:p>
      <text:p text:style-name="PreformattedText"><text:s text:c="8"/>pthread_join(readers[i], NULL);</text:p>
      <text:p text:style-name="PreformattedText"><text:s text:c="4"/>}</text:p>
      <text:p text:style-name="PreformattedText"><text:s text:c="4"/>for (int i = 0; i &lt; WRITERS; i++) {</text:p>
      <text:p text:style-name="PreformattedText"><text:s text:c="8"/>pthread_join(writers[i], NULL);</text:p>
      <text:p text:style-name="PreformattedText"><text:s text:c="4"/>}</text:p>
      <text:p text:style-name="PreformattedText"><text:s text:c="4"/></text:p>
      <text:p text:style-name="PreformattedText"><text:s text:c="4"/>// Clean up mutexes</text:p>
      <text:p text:style-name="PreformattedText"><text:s text:c="4"/>pthread_mutex_destroy(&amp;readMutex);</text:p>
      <text:p text:style-name="PreformattedText"><text:s text:c="4"/>pthread_mutex_destroy(&amp;writeMutex);</text:p>
      <text:p text:style-name="PreformattedText"><text:s text:c="4"/></text:p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6:00Z</meta:creation-date>
    <dc:date>2024-11-18T13:37:00Z</dc:date>
    <meta:template xlink:href="Normal" xlink:type="simple"/>
    <meta:editing-cycles>2</meta:editing-cycles>
    <meta:editing-duration>PT60S</meta:editing-duration>
    <meta:document-statistic meta:page-count="3" meta:paragraph-count="5" meta:word-count="410" meta:character-count="2744" meta:row-count="19" meta:non-whitespace-character-count="2339"/>
  </office:meta>
</office:document-meta>
</file>